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 style:master-page-name="">
      <style:table-properties style:width="6.9236in" style:page-number="auto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3in"/>
    </style:style>
    <style:style style:name="Table1.C" style:family="table-column">
      <style:table-column-properties style:column-width="2.923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9353" fo:padding="0in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e1.C1" style:family="table-cell">
      <style:table-cell-properties fo:background-color="#009353" fo:padding="0in" fo:border="0.75pt solid #009353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C2" style:family="table-cell">
      <style:table-cell-properties fo:background-color="transparent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B3" style:family="table-cell">
      <style:table-cell-properties fo:background-color="#dddddd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C3" style:family="table-cell">
      <style:table-cell-properties fo:background-color="#dddddd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1.B4" style:family="table-cell">
      <style:table-cell-properties fo:background-color="transparent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C4" style:family="table-cell">
      <style:table-cell-properties fo:background-color="transparent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1.B5" style:family="table-cell">
      <style:table-cell-properties fo:background-color="#dddddd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C5" style:family="table-cell">
      <style:table-cell-properties fo:background-color="#dddddd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1.B6" style:family="table-cell">
      <style:table-cell-properties fo:background-color="transparent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C6" style:family="table-cell">
      <style:table-cell-properties fo:background-color="transparent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1.B7" style:family="table-cell">
      <style:table-cell-properties fo:background-color="#dddddd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C7" style:family="table-cell">
      <style:table-cell-properties fo:background-color="#dddddd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1.B8" style:family="table-cell">
      <style:table-cell-properties fo:background-color="transparent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C8" style:family="table-cell">
      <style:table-cell-properties fo:background-color="transparent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1.B9" style:family="table-cell">
      <style:table-cell-properties fo:background-color="#dddddd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C9" style:family="table-cell">
      <style:table-cell-properties fo:background-color="#dddddd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1.A10" style:family="table-cell">
      <style:table-cell-properties fo:background-color="#bee3d3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B10" style:family="table-cell" style:data-style-name="N0">
      <style:table-cell-properties fo:background-color="#bee3d3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C10" style:family="table-cell" style:data-style-name="N0">
      <style:table-cell-properties fo:background-color="#bee3d3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ce50d" officeooo:paragraph-rsid="001ce50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ce5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ce50d" officeooo:paragraph-rsid="001ce5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ce50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Box List Green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Basis</text:p>
          </table:table-cell>
          <table:table-cell table:style-name="Table1.A1" office:value-type="string">
            <text:p text:style-name="P1">Turtle</text:p>
          </table:table-cell>
          <table:table-cell table:style-name="Table1.C1" office:value-type="string">
            <text:p text:style-name="P1">Tortoise</text:p>
          </table:table-cell>
        </table:table-row>
        <table:table-row>
          <table:table-cell table:style-name="Table1.A2" office:value-type="string">
            <text:p text:style-name="P4">Habitat</text:p>
          </table:table-cell>
          <table:table-cell table:style-name="Table1.B2" office:value-type="string">
            <text:p text:style-name="P2">Turtles spend much of their time in water.</text:p>
          </table:table-cell>
          <table:table-cell table:style-name="Table1.C2" office:value-type="string">
            <text:p text:style-name="P3">Tortoise live on land.</text:p>
          </table:table-cell>
        </table:table-row>
        <table:table-row>
          <table:table-cell table:style-name="Table1.A3" office:value-type="string">
            <text:p text:style-name="P4">Home</text:p>
          </table:table-cell>
          <table:table-cell table:style-name="Table1.B3" office:value-type="string">
            <text:p text:style-name="P2">Most turtles make their homes in hot, wet areas. But some of them live in cooler climates. </text:p>
          </table:table-cell>
          <table:table-cell table:style-name="Table1.C3" office:value-type="string">
            <text:p text:style-name="P3"><text:span text:style-name="T1">Tortoise's</text:span> make their homes in dry areas.</text:p>
          </table:table-cell>
        </table:table-row>
        <table:table-row>
          <table:table-cell table:style-name="Table1.A2" office:value-type="string">
            <text:p text:style-name="P4">Lives on</text:p>
          </table:table-cell>
          <table:table-cell table:style-name="Table1.B4" office:value-type="string">
            <text:p text:style-name="P2">Turtles live everywhere around the world except Antarctica.</text:p>
            <text:p text:style-name="P2"/>
          </table:table-cell>
          <table:table-cell table:style-name="Table1.C4" office:value-type="string">
            <text:p text:style-name="P3">Tortoise are found everywhere around the world, except Australia and <text:span text:style-name="T1">Antarctica.</text:span></text:p>
            <text:p text:style-name="P3"/>
          </table:table-cell>
        </table:table-row>
        <table:table-row>
          <table:table-cell table:style-name="Table1.A3" office:value-type="string">
            <text:p text:style-name="P4">Makes Home On</text:p>
          </table:table-cell>
          <table:table-cell table:style-name="Table1.B5" office:value-type="string">
            <text:p text:style-name="P2">Most turtles make their homes in hot, wet areas.</text:p>
          </table:table-cell>
          <table:table-cell table:style-name="Table1.C5" office:value-type="string">
            <text:p text:style-name="P3">Tortoises make their homes in dry areas.</text:p>
            <text:p text:style-name="P3"/>
          </table:table-cell>
        </table:table-row>
        <table:table-row>
          <table:table-cell table:style-name="Table1.A2" office:value-type="string">
            <text:p text:style-name="P4">Movement</text:p>
          </table:table-cell>
          <table:table-cell table:style-name="Table1.B6" office:value-type="string">
            <text:p text:style-name="P2"><text:span text:style-name="T1">Most </text:span>Turtles swim.</text:p>
          </table:table-cell>
          <table:table-cell table:style-name="Table1.C6" office:value-type="string">
            <text:p text:style-name="P3">A tortoise travels on land.</text:p>
          </table:table-cell>
        </table:table-row>
        <table:table-row>
          <table:table-cell table:style-name="Table1.A3" office:value-type="string">
            <text:p text:style-name="P4">Feet For Movement</text:p>
          </table:table-cell>
          <table:table-cell table:style-name="Table1.B7" office:value-type="string">
            <text:p text:style-name="P2">Most of Turtles have webbed feet to help push their bodies through water. But a sea turtle's front legs are flippers. The flippers allow the turtle to cruise through the water.</text:p>
          </table:table-cell>
          <table:table-cell table:style-name="Table1.C7" office:value-type="string">
            <text:p text:style-name="P3">Tortoise's legs are thick and strong. A tortoise's feet look like elephant feet. The animal uses its feet to walk on or dig into the dirt.</text:p>
          </table:table-cell>
        </table:table-row>
        <table:table-row>
          <table:table-cell table:style-name="Table1.A2" office:value-type="string">
            <text:p text:style-name="P4">Shell</text:p>
          </table:table-cell>
          <table:table-cell table:style-name="Table1.B8" office:value-type="string">
            <text:p text:style-name="P2">A turtle's shell is lightweight, so the animal can swim fast. The shell is covered in large scales called scutes. Some shells are flat. Others are curved.</text:p>
            <text:p text:style-name="P2"/>
          </table:table-cell>
          <table:table-cell table:style-name="Table1.C8" office:value-type="string">
            <text:p text:style-name="P3">A tortoise's shell is also covered in scutes. But the shell is large and heavy. Most tortoise shells are high and rounded.</text:p>
          </table:table-cell>
        </table:table-row>
        <table:table-row>
          <table:table-cell table:style-name="Table1.A3" office:value-type="string">
            <text:p text:style-name="P4">Classification</text:p>
          </table:table-cell>
          <table:table-cell table:style-name="Table1.B9" office:value-type="string">
            <text:p text:style-name="P2">Turtles are both aquatic and terrestrial.</text:p>
            <text:p text:style-name="P2"/>
          </table:table-cell>
          <table:table-cell table:style-name="Table1.C9" office:value-type="string">
            <text:p text:style-name="P3">Tortoises are terrestrial only.</text:p>
          </table:table-cell>
        </table:table-row>
        <table:table-row>
          <table:table-cell table:style-name="Table1.A10" office:value-type="string">
            <text:p text:style-name="P5"/>
          </table:table-cell>
          <table:table-cell table:style-name="Table1.B10">
            <text:p text:style-name="P5"/>
          </table:table-cell>
          <table:table-cell table:style-name="Table1.C10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Box_20_List_20_Green.1" style:display-name="Box List Green.1" style:family="table-cell">
      <style:table-cell-properties fo:background-color="#009353" fo:border-top="0.74pt solid #009353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2" style:display-name="Box List Green.2" style:family="table-cell">
      <style:table-cell-properties fo:background-color="#bee3d3" fo:border-bottom="0.74pt solid #009353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3" style:display-name="Box List Green.3" style:family="table-cell">
      <style:table-cell-properties fo:border-left="0.74pt solid #009353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4" style:display-name="Box List Green.4" style:family="table-cell">
      <style:table-cell-properties fo:border-right="0.74pt solid #009353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5" style:display-name="Box List Green.5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6" style:display-name="Box List Green.6" style:family="table-cell">
      <style:table-cell-properties fo:background-color="#dddddd" fo:border-left="0.74pt solid #009353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7" style:display-name="Box List Green.7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8" style:display-name="Box List Green.8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9" style:display-name="Box List Green.9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0" style:display-name="Box List Green.10" style:family="table-cell">
      <style:table-cell-properties fo:background-color="#dddddd" fo:border-right="0.74pt solid #009353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1" style:display-name="Box List Green.11" style:family="table-cell">
      <style:table-cell-properties fo:background-color="#009353" fo:border-left="0.74pt solid #009353" fo:border-top="0.74pt solid #009353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2" style:display-name="Box List Green.12" style:family="table-cell">
      <style:table-cell-properties fo:background-color="#009353" fo:border-right="0.74pt solid #009353" fo:border-top="0.74pt solid #009353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3" style:display-name="Box List Green.13" style:family="table-cell">
      <style:table-cell-properties fo:background-color="#bee3d3" fo:border-left="0.74pt solid #009353" fo:border-bottom="0.74pt solid #009353" fo:padding="0in" fo:padding-left="0in" fo:padding-right="0in" fo:padding-top="0in" fo:padding-bottom="0in" style:data-style-name="1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4" style:display-name="Box List Green.14" style:family="table-cell">
      <style:table-cell-properties fo:background-color="#bee3d3" fo:border-right="0.74pt solid #009353" fo:border-bottom="0.74pt solid #009353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5" style:display-name="Box List Green.15" style:family="table-cell">
      <style:table-cell-properties fo:background-color="#009353" fo:border-top="0.74pt solid #009353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6" style:display-name="Box List Green.16" style:family="table-cell">
      <style:table-cell-properties fo:background-color="#bee3d3" fo:border-bottom="0.74pt solid #009353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23:41:13.822000000</meta:creation-date>
    <dc:date>2019-05-24T23:45:40.713000000</dc:date>
    <meta:editing-duration>PT4M27S</meta:editing-duration>
    <meta:editing-cycles>1</meta:editing-cycles>
    <meta:document-statistic meta:table-count="1" meta:image-count="0" meta:object-count="0" meta:page-count="1" meta:paragraph-count="27" meta:word-count="211" meta:character-count="1225" meta:non-whitespace-character-count="1040"/>
    <meta:generator>LibreOffice/6.2.2.2$Windows_X86_64 LibreOffice_project/2b840030fec2aae0fd2658d8d4f9548af4e3518d</meta:generator>
  </office:meta>
</office:document-meta>
</file>